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 style:data-style-name="N2" text:time-value="23:08:43.351758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8-28T23:09:32.189340874</dc:date>
    <meta:editing-duration>P8DT9H46M26S</meta:editing-duration>
    <meta:editing-cycles>565</meta:editing-cycles>
    <meta:generator>LibreOffice/5.2.7.2$Linux_X86_64 LibreOffice_project/20m0$Build-2</meta:generator>
    <meta:document-statistic meta:table-count="1" meta:cell-count="4752" meta:object-count="0"/>
  </office:meta>
</office:document-meta>
</file>